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310000006C5D84F6C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0.0354in double #808080" fo:border-right="none" fo:border-top="0.0354in double #808080" fo:border-bottom="0.0354in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0.0354in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0.0354in double #808080" fo:border-right="none" fo:border-top="none" fo:border-bottom="0.0354in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0.0354in double #808080" fo:border-right="none" fo:border-top="none" fo:border-bottom="0.0354in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0.0354in double #808080" fo:border-right="0.0354in double #808080" fo:border-top="none" fo:border-bottom="0.0354in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0.0354in double #808080" fo:border-right="none" fo:border-top="0.0354in double #808080" fo:border-bottom="0.0354in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0.0354in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0.0354in double #808080" fo:border-right="none" fo:border-top="none" fo:border-bottom="0.0354in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0.0354in double #808080" fo:border-right="none" fo:border-top="none" fo:border-bottom="0.0354in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0.0354in double #808080" fo:border-right="0.0354in double #808080" fo:border-top="none" fo:border-bottom="0.0354in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0.0354in double #808080" fo:border-right="none" fo:border-top="0.0354in double #808080" fo:border-bottom="0.0354in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0.0354in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0.0354in double #808080" fo:border-right="none" fo:border-top="none" fo:border-bottom="0.0354in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0.0354in double #808080" fo:border-right="none" fo:border-top="none" fo:border-bottom="0.0354in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0.0354in double #808080" fo:border-right="0.0354in double #808080" fo:border-top="none" fo:border-bottom="0.0354in double #80808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style:font-name="Times New Roman1"/>
    </style:style>
    <style:style style:name="P21" style:family="paragraph" style:parent-style-name="Heading_20_2" style:list-style-name="">
      <style:paragraph-properties fo:orphans="2" fo:widows="2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6" style:family="paragraph" style:parent-style-name="Heading_20_1" style:list-style-name="">
      <style:paragraph-properties fo:orphans="2" fo:widows="2"/>
    </style:style>
    <style:style style:name="P27" style:family="paragraph" style:parent-style-name="Heading_20_1" style:master-page-name="First_20_Page">
      <style:paragraph-properties style:page-number="auto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0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3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5553121913152" text:id="ct105553121913152">
          <text:deletion>
            <office:change-info>
              <dc:creator>Jim Kueneman</dc:creator>
              <dc:date>2015-02-07T20:38:00</dc:date>
            </office:change-info>
            <text:p text:style-name="Standard">specification</text:p>
          </text:deletion>
        </text:changed-region>
        <text:changed-region xml:id="ct105553124000128" text:id="ct105553124000128">
          <text:insertion>
            <office:change-info>
              <dc:creator>Jim Kueneman</dc:creator>
              <dc:date>2015-02-07T20:39:00</dc:date>
            </office:change-info>
          </text:insertion>
        </text:changed-region>
        <text:changed-region xml:id="ct105553119849024" text:id="ct105553119849024">
          <text:insertion>
            <office:change-info>
              <dc:creator>Jim Kueneman</dc:creator>
              <dc:date>2015-02-07T20:38:00</dc:date>
            </office:change-info>
          </text:insertion>
        </text:changed-region>
        <text:changed-region xml:id="ct105553121930624" text:id="ct105553121930624">
          <text:deletion>
            <office:change-info>
              <dc:creator>Jim Kueneman</dc:creator>
              <dc:date>2015-02-07T20:38:00</dc:date>
            </office:change-info>
            <text:p text:style-name="Standard">specification</text:p>
          </text:deletion>
        </text:changed-region>
        <text:changed-region xml:id="ct105553121961920" text:id="ct105553121961920">
          <text:insertion>
            <office:change-info>
              <dc:creator>Jim Kueneman</dc:creator>
              <dc:date>2015-02-07T20:39:00</dc:date>
            </office:change-info>
          </text:insertion>
        </text:changed-region>
        <text:changed-region xml:id="ct105553119906624" text:id="ct105553119906624">
          <text:insertion>
            <office:change-info>
              <dc:creator>Jim Kueneman</dc:creator>
              <dc:date>2015-02-07T20:38:00</dc:date>
            </office:change-info>
          </text:insertion>
        </text:changed-region>
        <text:changed-region xml:id="ct107202387347712" text:id="ct107202387347712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107202387290880" text:id="ct107202387290880">
          <text:deletion>
            <office:change-info>
              <dc:creator>Stuart Baker</dc:creator>
              <dc:date>2015-02-07T01:18:00</dc:date>
            </office:change-info>
            <text:p text:style-name="Standard">-CAN</text:p>
          </text:deletion>
        </text:changed-region>
        <text:changed-region xml:id="ct107202387345024" text:id="ct107202387345024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107202387306240" text:id="ct107202387306240">
          <text:deletion>
            <office:change-info>
              <dc:creator>Stuart Baker</dc:creator>
              <dc:date>2015-02-07T01:18:00</dc:date>
            </office:change-info>
            <text:p text:style-name="Standard"><text:s/>… Specification, which specifies …</text:p>
          </text:deletion>
        </text:changed-region>
        <text:changed-region xml:id="ct107202387294912" text:id="ct107202387294912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107202387317952" text:id="ct107202387317952">
          <text:deletion>
            <office:change-info>
              <dc:creator>Stuart Baker</dc:creator>
              <dc:date>2015-02-07T01:18:00</dc:date>
            </office:change-info>
            <text:p text:style-name="Standard"/>
            <text:p text:style-name="Standard">For more information on format and presentation, see: </text:p>
          </text:deletion>
        </text:changed-region>
        <text:changed-region xml:id="ct107202387247488" text:id="ct107202387247488">
          <text:insertion>
            <office:change-info>
              <dc:creator>Stuart Baker</dc:creator>
              <dc:date>2015-02-06T23:35:00</dc:date>
            </office:change-info>
          </text:insertion>
        </text:changed-region>
        <text:changed-region xml:id="ct107202387264192" text:id="ct107202387264192">
          <text:deletion>
            <office:change-info>
              <dc:creator>Stuart Baker</dc:creator>
              <dc:date>2015-02-06T23:53:00</dc:date>
            </office:change-info>
            <text:p text:style-name="Standard">OpenLCB Common Information Technical Note</text:p>
          </text:deletion>
        </text:changed-region>
        <text:changed-region xml:id="ct107202387258240" text:id="ct107202387258240">
          <text:insertion>
            <office:change-info>
              <dc:creator>Stuart Baker</dc:creator>
              <dc:date>2015-02-06T23:53:00</dc:date>
            </office:change-info>
          </text:insertion>
        </text:changed-region>
        <text:changed-region xml:id="ct107202387270144" text:id="ct107202387270144">
          <text:insertion>
            <office:change-info>
              <dc:creator>Stuart Baker</dc:creator>
              <dc:date>2015-02-06T23:54:00</dc:date>
            </office:change-info>
          </text:insertion>
        </text:changed-region>
        <text:changed-region xml:id="ct107202387353472" text:id="ct107202387353472">
          <text:insertion>
            <office:change-info>
              <dc:creator>Stuart Baker</dc:creator>
              <dc:date>2015-02-06T23:56:00</dc:date>
            </office:change-info>
          </text:insertion>
        </text:changed-region>
        <text:changed-region xml:id="ct107202387349824" text:id="ct107202387349824">
          <text:insertion>
            <office:change-info>
              <dc:creator>Stuart Baker</dc:creator>
              <dc:date>2015-02-06T23:57:00</dc:date>
            </office:change-info>
          </text:insertion>
        </text:changed-region>
        <text:changed-region xml:id="ct107202387300864" text:id="ct107202387300864">
          <text:insertion>
            <office:change-info>
              <dc:creator>Stuart Baker</dc:creator>
              <dc:date>2015-02-06T23:58:00</dc:date>
            </office:change-info>
          </text:insertion>
        </text:changed-region>
        <text:changed-region xml:id="ct107202387351552" text:id="ct107202387351552">
          <text:deletion>
            <office:change-info>
              <dc:creator>Stuart Baker</dc:creator>
              <dc:date>2015-02-06T23:55:00</dc:date>
            </office:change-info>
            <text:p text:style-name="Standard"><text:s/>(node ID) </text:p>
          </text:deletion>
        </text:changed-region>
        <text:changed-region xml:id="ct107202387338112" text:id="ct107202387338112">
          <text:insertion>
            <office:change-info>
              <dc:creator>Stuart Baker</dc:creator>
              <dc:date>2015-02-06T23:55:00</dc:date>
            </office:change-info>
          </text:insertion>
        </text:changed-region>
        <text:changed-region xml:id="ct107202387337728" text:id="ct107202387337728">
          <text:deletion>
            <office:change-info>
              <dc:creator>Stuart Baker</dc:creator>
              <dc:date>2015-02-06T23:55:00</dc:date>
            </office:change-info>
            <text:p text:style-name="Standard"><text:s/></text:p>
          </text:deletion>
        </text:changed-region>
        <text:changed-region xml:id="ct107202387312000" text:id="ct107202387312000">
          <text:insertion>
            <office:change-info>
              <dc:creator>Stuart Baker</dc:creator>
              <dc:date>2015-02-06T23:55:00</dc:date>
            </office:change-info>
          </text:insertion>
        </text:changed-region>
        <text:changed-region xml:id="ct107202387374784" text:id="ct107202387374784">
          <text:insertion>
            <office:change-info>
              <dc:creator>Stuart Baker</dc:creator>
              <dc:date>2015-02-06T23:56:00</dc:date>
            </office:change-info>
          </text:insertion>
        </text:changed-region>
        <text:changed-region xml:id="ct107202387281280" text:id="ct107202387281280">
          <text:insertion>
            <office:change-info>
              <dc:creator>Stuart Baker</dc:creator>
              <dc:date>2015-02-06T23:58:00</dc:date>
            </office:change-info>
          </text:insertion>
        </text:changed-region>
        <text:changed-region xml:id="ct107202387333504" text:id="ct107202387333504">
          <text:insertion>
            <office:change-info>
              <dc:creator>Stuart Baker</dc:creator>
              <dc:date>2015-02-06T23:59:00</dc:date>
            </office:change-info>
          </text:insertion>
        </text:changed-region>
        <text:changed-region xml:id="ct107202387302976" text:id="ct107202387302976">
          <text:deletion>
            <office:change-info>
              <dc:creator>Stuart Baker</dc:creator>
              <dc:date>2015-02-07</dc:date>
            </office:change-info>
            <text:p text:style-name="Standard"/>
            <text:p text:style-name="Standard">OpenLCB event IDs shall include one or more 1 bits.</text:p>
          </text:deletion>
        </text:changed-region>
        <text:changed-region xml:id="ct107202387321600" text:id="ct107202387321600">
          <text:insertion>
            <office:change-info>
              <dc:creator>Stuart Baker</dc:creator>
              <dc:date>2015-02-06T21:30:00</dc:date>
            </office:change-info>
          </text:insertion>
        </text:changed-region>
        <text:changed-region xml:id="ct107202387346944" text:id="ct10720238734694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269760" text:id="ct107202387269760">
          <text:deletion>
            <office:change-info>
              <dc:creator>Stuart Baker</dc:creator>
              <dc:date>2015-02-06T21:46:00</dc:date>
            </office:change-info>
            <text:h text:style-name="Heading_20_2" text:outline-level="2"/>
            <text:p text:style-name="Standard"/>
            <text:h text:style-name="Heading_20_2" text:outline-level="2"/>
          </text:deletion>
        </text:changed-region>
        <text:changed-region xml:id="ct107202387254208" text:id="ct10720238725420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294336" text:id="ct107202387294336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293952" text:id="ct107202387293952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360192" text:id="ct107202387360192">
          <text:insertion>
            <office:change-info>
              <dc:creator>Stuart Baker</dc:creator>
              <dc:date>2015-02-06T23:22:00</dc:date>
            </office:change-info>
          </text:insertion>
        </text:changed-region>
        <text:changed-region xml:id="ct107202387372480" text:id="ct107202387372480">
          <text:insertion>
            <office:change-info>
              <dc:creator>Stuart Baker</dc:creator>
              <dc:date>2015-02-06T23:23:00</dc:date>
            </office:change-info>
          </text:insertion>
        </text:changed-region>
        <text:changed-region xml:id="ct107202387328128" text:id="ct10720238732812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337344" text:id="ct10720238733734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267072" text:id="ct107202387267072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321024" text:id="ct10720238732102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343296" text:id="ct107202387343296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254976" text:id="ct107202387254976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363072" text:id="ct107202387363072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350592" text:id="ct107202387350592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287808" text:id="ct10720238728780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305088" text:id="ct10720238730508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371904" text:id="ct10720238737190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107202387328320" text:id="ct107202387328320">
          <text:insertion>
            <office:change-info>
              <dc:creator>Stuart Baker</dc:creator>
              <dc:date>2015-02-06T23:15:00</dc:date>
            </office:change-info>
          </text:insertion>
        </text:changed-region>
        <text:changed-region xml:id="ct107202387262272" text:id="ct107202387262272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107202387370560" text:id="ct107202387370560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107202387343488" text:id="ct107202387343488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107202387349632" text:id="ct107202387349632">
          <text:insertion>
            <office:change-info>
              <dc:creator>Stuart Baker</dc:creator>
              <dc:date>2015-02-07T01:36:00</dc:date>
            </office:change-info>
          </text:insertion>
        </text:changed-region>
        <text:changed-region xml:id="ct107202387359808" text:id="ct107202387359808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107202387359424" text:id="ct107202387359424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107202387309120" text:id="ct107202387309120">
          <text:insertion>
            <office:change-info>
              <dc:creator>Stuart Baker</dc:creator>
              <dc:date>2015-02-06T23:18:00</dc:date>
            </office:change-info>
          </text:insertion>
        </text:changed-region>
        <text:changed-region xml:id="ct107202387360768" text:id="ct107202387360768">
          <text:insertion>
            <office:change-info>
              <dc:creator>Stuart Baker</dc:creator>
              <dc:date>2015-02-07T01:27:00</dc:date>
            </office:change-info>
          </text:insertion>
        </text:changed-region>
        <text:changed-region xml:id="ct107202387283200" text:id="ct107202387283200">
          <text:insertion>
            <office:change-info>
              <dc:creator>Stuart Baker</dc:creator>
              <dc:date>2015-02-07T01:28:00</dc:date>
            </office:change-info>
          </text:insertion>
        </text:changed-region>
        <text:changed-region xml:id="ct107202387252480" text:id="ct107202387252480">
          <text:insertion>
            <office:change-info>
              <dc:creator>Stuart Baker</dc:creator>
              <dc:date>2015-02-07T03:04:00</dc:date>
            </office:change-info>
          </text:insertion>
        </text:changed-region>
        <text:changed-region xml:id="ct107202387334656" text:id="ct107202387334656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107202387333312" text:id="ct107202387333312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107202387294144" text:id="ct107202387294144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107202387314688" text:id="ct107202387314688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107202387343680" text:id="ct107202387343680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107202387299328" text:id="ct107202387299328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107202387357888" text:id="ct107202387357888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107202387330816" text:id="ct107202387330816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107202387344448" text:id="ct107202387344448">
          <text:insertion>
            <office:change-info>
              <dc:creator>Stuart Baker</dc:creator>
              <dc:date>2015-02-07T03:04:00</dc:date>
            </office:change-info>
          </text:insertion>
        </text:changed-region>
        <text:changed-region xml:id="ct107202387339072" text:id="ct107202387339072">
          <text:insertion>
            <office:change-info>
              <dc:creator>Stuart Baker</dc:creator>
              <dc:date>2015-02-06T23:19:00</dc:date>
            </office:change-info>
          </text:insertion>
        </text:changed-region>
        <text:changed-region xml:id="ct107202387359616" text:id="ct107202387359616">
          <text:deletion>
            <office:change-info>
              <dc:creator>Stuart Baker</dc:creator>
              <dc:date>2015-02-06T22:51:00</dc:date>
            </office:change-info>
            <text:h text:style-name="P1" text:outline-level="2">The </text:h>
          </text:deletion>
        </text:changed-region>
        <text:changed-region xml:id="ct107202387368832" text:id="ct107202387368832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107202387358272" text:id="ct107202387358272">
          <text:insertion>
            <office:change-info>
              <dc:creator>Stuart Baker</dc:creator>
              <dc:date>2015-02-06T22:10:00</dc:date>
            </office:change-info>
          </text:insertion>
        </text:changed-region>
        <text:changed-region xml:id="ct107202387260160" text:id="ct107202387260160">
          <text:deletion>
            <office:change-info>
              <dc:creator>Stuart Baker</dc:creator>
              <dc:date>2015-02-06T22:51:00</dc:date>
            </office:change-info>
            <text:h text:style-name="P1" text:outline-level="2">a</text:h>
          </text:deletion>
        </text:changed-region>
        <text:changed-region xml:id="ct107202387355200" text:id="ct107202387355200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107202387352896" text:id="ct107202387352896">
          <text:deletion>
            <office:change-info>
              <dc:creator>Stuart Baker</dc:creator>
              <dc:date>2015-02-06T22:51:00</dc:date>
            </office:change-info>
            <text:h text:style-name="P1" text:outline-level="2">r</text:h>
          </text:deletion>
        </text:changed-region>
        <text:changed-region xml:id="ct107202387297024" text:id="ct107202387297024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107202387319872" text:id="ct107202387319872">
          <text:deletion>
            <office:change-info>
              <dc:creator>Stuart Baker</dc:creator>
              <dc:date>2015-02-06T22:09:00</dc:date>
            </office:change-info>
            <text:h text:style-name="P1" text:outline-level="2"><text:s/></text:h>
          </text:deletion>
        </text:changed-region>
        <text:changed-region xml:id="ct107202387292992" text:id="ct107202387292992">
          <text:deletion>
            <office:change-info>
              <dc:creator>Stuart Baker</dc:creator>
              <dc:date>2015-02-06T22:51:00</dc:date>
            </office:change-info>
            <text:h text:style-name="P1" text:outline-level="2"><text:s/>range</text:h>
          </text:deletion>
        </text:changed-region>
        <text:changed-region xml:id="ct107202387262656" text:id="ct107202387262656">
          <text:insertion>
            <office:change-info>
              <dc:creator>Stuart Baker</dc:creator>
              <dc:date>2015-02-06T21:47:00</dc:date>
            </office:change-info>
          </text:insertion>
        </text:changed-region>
        <text:changed-region xml:id="ct107202387326976" text:id="ct107202387326976">
          <text:insertion>
            <office:change-info>
              <dc:creator>Stuart Baker</dc:creator>
              <dc:date>2015-02-06T21:47:00</dc:date>
            </office:change-info>
          </text:insertion>
        </text:changed-region>
        <text:changed-region xml:id="ct107202387260736" text:id="ct107202387260736">
          <text:deletion>
            <office:change-info>
              <dc:creator>Stuart Baker</dc:creator>
              <dc:date>2015-02-06T23:23:00</dc:date>
            </office:change-info>
            <text:p text:style-name="P2"/>
            <text:p text:style-name="P2"/>
          </text:deletion>
        </text:changed-region>
        <text:changed-region xml:id="ct107202387259968" text:id="ct107202387259968">
          <text:insertion>
            <office:change-info>
              <dc:creator>Stuart Baker</dc:creator>
              <dc:date>2015-02-06T23:23:00</dc:date>
            </office:change-info>
          </text:insertion>
        </text:changed-region>
        <text:changed-region xml:id="ct107202387266496" text:id="ct10720238726649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259008" text:id="ct10720238725900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49056" text:id="ct10720238734905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46752" text:id="ct10720238734675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35808" text:id="ct10720238733580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06816" text:id="ct10720238730681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73632" text:id="ct10720238737363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35232" text:id="ct10720238733523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47520" text:id="ct10720238734752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25440" text:id="ct10720238732544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247680" text:id="ct10720238724768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263232" text:id="ct10720238726323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64416" text:id="ct10720238736441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44064" text:id="ct10720238734406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29856" text:id="ct10720238732985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52320" text:id="ct10720238735232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68448" text:id="ct107202387368448">
          <text:insertion>
            <office:change-info>
              <dc:creator>Stuart Baker</dc:creator>
              <dc:date>2015-02-06T22:45:00</dc:date>
            </office:change-info>
          </text:insertion>
        </text:changed-region>
        <text:changed-region xml:id="ct107202387354816" text:id="ct107202387354816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107202387363840" text:id="ct107202387363840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107202387302784" text:id="ct107202387302784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107202387331968" text:id="ct10720238733196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50976" text:id="ct10720238735097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71712" text:id="ct107202387371712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107202387257856" text:id="ct107202387257856">
          <text:insertion>
            <office:change-info>
              <dc:creator>Stuart Baker</dc:creator>
              <dc:date>2015-02-06T22:45:00</dc:date>
            </office:change-info>
          </text:insertion>
        </text:changed-region>
        <text:changed-region xml:id="ct107202387367680" text:id="ct107202387367680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107202387336576" text:id="ct107202387336576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107202387331584" text:id="ct107202387331584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107202387358656" text:id="ct107202387358656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107202387299136" text:id="ct107202387299136">
          <text:insertion>
            <office:change-info>
              <dc:creator>Stuart Baker</dc:creator>
              <dc:date>2015-02-07T04:08:00</dc:date>
            </office:change-info>
          </text:insertion>
        </text:changed-region>
        <text:changed-region xml:id="ct107202387252096" text:id="ct107202387252096">
          <text:insertion>
            <office:change-info>
              <dc:creator>Stuart Baker</dc:creator>
              <dc:date>2015-02-07T04:08:00</dc:date>
            </office:change-info>
          </text:insertion>
        </text:changed-region>
        <text:changed-region xml:id="ct107202387255168" text:id="ct107202387255168">
          <text:insertion>
            <office:change-info>
              <dc:creator>Stuart Baker</dc:creator>
              <dc:date>2015-02-07T04:08:00</dc:date>
            </office:change-info>
          </text:insertion>
        </text:changed-region>
        <text:changed-region xml:id="ct107202387293760" text:id="ct107202387293760">
          <text:insertion>
            <office:change-info>
              <dc:creator>Stuart Baker</dc:creator>
              <dc:date>2015-02-07T04:09:00</dc:date>
            </office:change-info>
          </text:insertion>
        </text:changed-region>
        <text:changed-region xml:id="ct107202387353664" text:id="ct10720238735366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31008" text:id="ct107202387331008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107202387304704" text:id="ct107202387304704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107202387354048" text:id="ct107202387354048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107202387372096" text:id="ct10720238737209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289920" text:id="ct10720238728992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353856" text:id="ct10720238735385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301632" text:id="ct107202387301632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107202387356928" text:id="ct10720238735692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59040" text:id="ct10720238735904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356736" text:id="ct10720238735673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333888" text:id="ct107202387333888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107202387362112" text:id="ct10720238736211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31776" text:id="ct10720238733177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312192" text:id="ct107202387312192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291840" text:id="ct107202387291840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107202387333120" text:id="ct10720238733312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360576" text:id="ct10720238736057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107202387329664" text:id="ct107202387329664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370752" text:id="ct107202387370752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327936" text:id="ct10720238732793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107202387301440" text:id="ct107202387301440">
          <text:insertion>
            <office:change-info>
              <dc:creator>Stuart Baker</dc:creator>
              <dc:date>2015-02-07T00:43:00</dc:date>
            </office:change-info>
          </text:insertion>
        </text:changed-region>
        <text:changed-region xml:id="ct107202387360000" text:id="ct107202387360000">
          <text:deletion>
            <office:change-info>
              <dc:creator>Stuart Baker</dc:creator>
              <dc:date>2015-02-06T22:51:00</dc:date>
            </office:change-info>
            <text:h text:style-name="P1" text:outline-level="2">The w</text:h>
          </text:deletion>
        </text:changed-region>
        <text:changed-region xml:id="ct107202387350016" text:id="ct107202387350016">
          <text:deletion>
            <office:change-info>
              <dc:creator>Stuart Baker</dc:creator>
              <dc:date>2015-02-06T22:47:00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107202387358848" text:id="ct107202387358848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107202387371520" text:id="ct107202387371520">
          <text:deletion>
            <office:change-info>
              <dc:creator>Stuart Baker</dc:creator>
              <dc:date>2015-02-06T22:51:00</dc:date>
            </office:change-info>
            <text:h text:style-name="Heading_20_2" text:outline-level="2">k</text:h>
          </text:deletion>
        </text:changed-region>
        <text:changed-region xml:id="ct107202387304896" text:id="ct107202387304896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107202387368640" text:id="ct107202387368640">
          <text:deletion>
            <office:change-info>
              <dc:creator>Stuart Baker</dc:creator>
              <dc:date>2015-02-06T22:10:00</dc:date>
            </office:change-info>
            <text:h text:style-name="Heading_20_2" text:outline-level="2">, which includes the automatically-routed range as a subset</text:h>
          </text:deletion>
        </text:changed-region>
        <text:changed-region xml:id="ct107202387366144" text:id="ct107202387366144">
          <text:deletion>
            <office:change-info>
              <dc:creator>Stuart Baker</dc:creator>
              <dc:date>2015-02-06T22:21:00</dc:date>
            </office:change-info>
            <text:h text:style-name="Heading_20_2" text:outline-level="2"><text:s/>range</text:h>
          </text:deletion>
        </text:changed-region>
        <text:changed-region xml:id="ct107202387364608" text:id="ct107202387364608">
          <text:deletion>
            <office:change-info>
              <dc:creator>Stuart Baker</dc:creator>
              <dc:date>2015-02-06T22:10:00</dc:date>
            </office:change-info>
            <text:h text:style-name="Heading_20_2" text:outline-level="2">.</text:h>
          </text:deletion>
        </text:changed-region>
        <text:changed-region xml:id="ct107202387301824" text:id="ct107202387301824">
          <text:insertion>
            <office:change-info>
              <dc:creator>Stuart Baker</dc:creator>
              <dc:date>2015-02-07T02:27:00</dc:date>
            </office:change-info>
          </text:insertion>
        </text:changed-region>
        <text:changed-region xml:id="ct107202387367296" text:id="ct107202387367296">
          <text:insertion>
            <office:change-info>
              <dc:creator>Stuart Baker</dc:creator>
              <dc:date>2015-02-06T22:17:00</dc:date>
            </office:change-info>
          </text:insertion>
        </text:changed-region>
        <text:changed-region xml:id="ct107202387370368" text:id="ct107202387370368">
          <text:deletion>
            <office:change-info>
              <dc:creator>Stuart Baker</dc:creator>
              <dc:date>2015-02-06T23:19:00</dc:date>
            </office:change-info>
            <text:p text:style-name="P3"/>
            <text:p text:style-name="P3"/>
          </text:deletion>
        </text:changed-region>
        <text:changed-region xml:id="ct107202387297792" text:id="ct107202387297792">
          <text:deletion>
            <office:change-info>
              <dc:creator>Stuart Baker</dc:creator>
              <dc:date>2015-02-07T04:12:00</dc:date>
            </office:change-info>
            <text:p text:style-name="P3"/>
            <text:p text:style-name="P3"/>
          </text:deletion>
        </text:changed-region>
        <text:changed-region xml:id="ct107202387306432" text:id="ct107202387306432">
          <text:deletion>
            <office:change-info>
              <dc:creator>Stuart Baker</dc:creator>
              <dc:date>2015-02-07T04:09:00</dc:date>
            </office:change-info>
            <text:p text:style-name="P3">Below this is just a collection of pieces from other docs right now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Introduction (Informative)</text:h>
      <text:p text:style-name="Standard">This <text:change text:change-id="ct105553121913152"/><text:change-start text:change-id="ct105553124000128"/>S<text:change-end text:change-id="ct105553124000128"/><text:change-start text:change-id="ct105553119849024"/><text:span text:style-name="T6">tandard</text:span><text:change-end text:change-id="ct105553119849024"/>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<text:change text:change-id="ct105553121930624"/><text:change-start text:change-id="ct105553121961920"/>S<text:change-end text:change-id="ct105553121961920"/><text:change-start text:change-id="ct105553119906624"/><text:span text:style-name="T6">tandard</text:span><text:change-end text:change-id="ct105553119906624"/> is in the context of the <text:change-start text:change-id="ct107202387347712"/>following <text:change-end text:change-id="ct107202387347712"/>OpenLCB<text:change text:change-id="ct107202387290880"/><text:change-start text:change-id="ct107202387345024"/> Standards<text:change-end text:change-id="ct107202387345024"/><text:change text:change-id="ct107202387306240"/><text:change-start text:change-id="ct107202387294912"/>:<text:change-end text:change-id="ct107202387294912"/><text:change text:change-id="ct107202387317952"/></text:p>
      <text:list xml:id="list5459720881116795600" text:style-name="L1">
        <text:list-item>
          <text:p text:style-name="P20"><text:change-start text:change-id="ct107202387247488"/>The Message Network Standard, which <text:span text:style-name="T7">defines the basic messages and how they interact. Higher-level protocols are based on this message network, but are defined elsewhere.</text:span></text:p>
        </text:list-item>
        <text:list-item>
          <text:p text:style-name="P19"><text:change-end text:change-id="ct107202387247488"/><text:change text:change-id="ct107202387264192"/><text:change-start text:change-id="ct107202387258240"/>The Event Transport Standard, which defines t<text:change-end text:change-id="ct107202387258240"/><text:change-start text:change-id="ct107202387270144"/>he protocol for transporting events.<text:change-end text:change-id="ct107202387270144"/><text:change-start text:change-id="ct107202387353472"/></text:p>
        </text:list-item>
        <text:list-item>
          <text:p text:style-name="P19">The Unique Identifier<text:change-end text:change-id="ct107202387353472"/><text:change-start text:change-id="ct107202387349824"/>s Standard witch defines the <text:change-end text:change-id="ct107202387349824"/><text:change-start text:change-id="ct107202387300864"/>format and allocation of unique 48-bit identifiers.<text:change-end text:change-id="ct107202387300864"/></text:p>
        </text:list-item>
      </text:list>
      <text:h text:style-name="Heading_20_1" text:outline-level="1">Format</text:h>
      <text:p text:style-name="Standard">An OpenLCB event identifier<text:change text:change-id="ct107202387351552"/><text:change-start text:change-id="ct107202387338112"/> <text:change-end text:change-id="ct107202387338112"/>shall be eight bytes of eight bits each.<text:change text:change-id="ct107202387337728"/><text:change-start text:change-id="ct107202387312000"/> <text:s/>Except as specifically noted within this document, the upper <text:change-end text:change-id="ct107202387312000"/><text:change-start text:change-id="ct107202387374784"/>6-bytes are represented by <text:change-end text:change-id="ct107202387374784"/><text:change-start text:change-id="ct107202387281280"/>a <text:change-end text:change-id="ct107202387281280"/><text:change-start text:change-id="ct107202387333504"/>uniquely assigned Node ID.<text:change-end text:change-id="ct107202387333504"/>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text:change text:change-id="ct107202387302976"/> </text:p>
      <text:h text:style-name="P26" text:outline-level="1"><text:change-start text:change-id="ct107202387321600"/></text:h>
      <text:h text:style-name="P28" text:outline-level="1"><text:change-end text:change-id="ct107202387321600"/>Allocation<text:change-start text:change-id="ct107202387346944"/></text:h>
      <text:h text:style-name="Heading_20_2" text:outline-level="2"><text:bookmark-start text:name="__RefHeading__4550_137083667"/><text:change-end text:change-id="ct107202387346944"/><text:change text:change-id="ct107202387269760"/><text:change-start text:change-id="ct107202387254208"/>Node ID Based<text:bookmark-end text:name="__RefHeading__4550_137083667"/><text:change-end text:change-id="ct107202387254208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2"><text:change-start text:change-id="ct107202387294336"/>Value<text:change-end text:change-id="ct107202387294336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2"><text:change-start text:change-id="ct107202387293952"/>Suffix<text:change-end text:change-id="ct107202387293952"/></text:p>
          </table:table-cell>
          <table:covered-table-cell/>
          <table:table-cell table:style-name="Table5.I1" table:number-rows-spanned="2" office:value-type="string">
            <text:p text:style-name="P2"><text:change-start text:change-id="ct107202387360192"/>Desc<text:change-end text:change-id="ct107202387360192"/><text:change-start text:change-id="ct107202387372480"/>ription<text:change-end text:change-id="ct107202387372480"/></text:p>
          </table:table-cell>
        </table:table-row>
        <table:table-row table:style-name="Table5.1">
          <table:table-cell table:style-name="Table5.A2" office:value-type="string">
            <text:p text:style-name="P2"><text:change-start text:change-id="ct107202387328128"/>Byte 1<text:change-end text:change-id="ct107202387328128"/></text:p>
          </table:table-cell>
          <table:table-cell table:style-name="Table5.A2" office:value-type="string">
            <text:p text:style-name="P2"><text:change-start text:change-id="ct107202387337344"/>Byte 2<text:change-end text:change-id="ct107202387337344"/></text:p>
          </table:table-cell>
          <table:table-cell table:style-name="Table5.A2" office:value-type="string">
            <text:p text:style-name="P2"><text:change-start text:change-id="ct107202387267072"/>Byte 3<text:change-end text:change-id="ct107202387267072"/></text:p>
          </table:table-cell>
          <table:table-cell table:style-name="Table5.A2" office:value-type="string">
            <text:p text:style-name="P2"><text:change-start text:change-id="ct107202387321024"/>Byte 4<text:change-end text:change-id="ct107202387321024"/></text:p>
          </table:table-cell>
          <table:table-cell table:style-name="Table5.A2" office:value-type="string">
            <text:p text:style-name="P2"><text:change-start text:change-id="ct107202387343296"/>Byte 5<text:change-end text:change-id="ct107202387343296"/></text:p>
          </table:table-cell>
          <table:table-cell table:style-name="Table5.A2" office:value-type="string">
            <text:p text:style-name="P2"><text:change-start text:change-id="ct107202387254976"/>Byte 6<text:change-end text:change-id="ct107202387254976"/></text:p>
          </table:table-cell>
          <table:table-cell table:style-name="Table5.A2" office:value-type="string">
            <text:p text:style-name="P2"><text:change-start text:change-id="ct107202387363072"/>Byte 7<text:change-end text:change-id="ct107202387363072"/></text:p>
          </table:table-cell>
          <table:table-cell table:style-name="Table5.A2" office:value-type="string">
            <text:p text:style-name="P2"><text:change-start text:change-id="ct107202387350592"/>Byte 8<text:change-end text:change-id="ct107202387350592"/>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3"><text:change-start text:change-id="ct107202387287808"/>6-byte Uniquely Assigned Node ID<text:change-end text:change-id="ct107202387287808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13"><text:change-start text:change-id="ct107202387305088"/>**<text:change-end text:change-id="ct107202387305088"/></text:p>
          </table:table-cell>
          <table:table-cell table:style-name="Table5.A3" office:value-type="string">
            <text:p text:style-name="P13"><text:change-start text:change-id="ct107202387371904"/>**<text:change-end text:change-id="ct107202387371904"/></text:p>
          </table:table-cell>
          <table:table-cell table:style-name="Table5.I3" office:value-type="string">
            <text:p text:style-name="Table_20_Contents"><text:change-start text:change-id="ct107202387328320"/>Assigned Node ID event<text:change-end text:change-id="ct107202387328320"/></text:p>
          </table:table-cell>
        </table:table-row>
        <table:table-row>
          <table:table-cell table:style-name="Table5.A3" office:value-type="string">
            <text:p text:style-name="P13"><text:change-start text:change-id="ct107202387262272"/>01<text:change-end text:change-id="ct107202387262272"/></text:p>
          </table:table-cell>
          <table:table-cell table:style-name="Table5.A3" office:value-type="string">
            <text:p text:style-name="P13"><text:change-start text:change-id="ct107202387370560"/>01<text:change-end text:change-id="ct107202387370560"/></text:p>
          </table:table-cell>
          <table:table-cell table:style-name="Table5.A3" office:value-type="string">
            <text:p text:style-name="P13"><text:change-start text:change-id="ct107202387343488"/>01<text:change-end text:change-id="ct107202387343488"/></text:p>
          </table:table-cell>
          <table:table-cell table:style-name="Table5.A3" office:value-type="string">
            <text:p text:style-name="P14"><text:change-start text:change-id="ct107202387349632"/>00<text:change-end text:change-id="ct107202387349632"/></text:p>
          </table:table-cell>
          <table:table-cell table:style-name="Table5.A3" table:number-columns-spanned="2" office:value-type="string">
            <text:p text:style-name="P14"><text:change-start text:change-id="ct107202387359808"/>CBUS <text:s text:c="6"/>Node ID<text:change-end text:change-id="ct107202387359808"/></text:p>
          </table:table-cell>
          <table:covered-table-cell/>
          <table:table-cell table:style-name="Table5.A3" table:number-columns-spanned="2" office:value-type="string">
            <text:p text:style-name="P14"><text:change-start text:change-id="ct107202387359424"/>CBUS <text:s text:c="11"/>Event ID<text:change-end text:change-id="ct107202387359424"/></text:p>
          </table:table-cell>
          <table:covered-table-cell/>
          <table:table-cell table:style-name="Table5.I3" office:value-type="string">
            <text:p text:style-name="Table_20_Contents"><text:change-start text:change-id="ct107202387309120"/>Subset of the assigned Node ID space for CBUS mapped nodes<text:change-end text:change-id="ct107202387309120"/><text:change-start text:change-id="ct107202387360768"/>.<text:change-end text:change-id="ct107202387360768"/><text:change-start text:change-id="ct107202387283200"/> <text:s/>Node ID is 00.00 for node short events.<text:change-end text:change-id="ct107202387283200"/><text:change-start text:change-id="ct107202387252480"/> <text:s/>This range is an ON request.<text:change-end text:change-id="ct107202387252480"/></text:p>
          </table:table-cell>
        </table:table-row>
        <table:table-row>
          <table:table-cell table:style-name="Table5.A3" office:value-type="string">
            <text:p text:style-name="P13"><text:change-start text:change-id="ct107202387334656"/>01<text:change-end text:change-id="ct107202387334656"/></text:p>
          </table:table-cell>
          <table:table-cell table:style-name="Table5.A3" office:value-type="string">
            <text:p text:style-name="P13"><text:change-start text:change-id="ct107202387333312"/>01<text:change-end text:change-id="ct107202387333312"/></text:p>
          </table:table-cell>
          <table:table-cell table:style-name="Table5.A3" office:value-type="string">
            <text:p text:style-name="P13"><text:change-start text:change-id="ct107202387294144"/>01<text:change-end text:change-id="ct107202387294144"/></text:p>
          </table:table-cell>
          <table:table-cell table:style-name="Table5.A3" office:value-type="string">
            <text:p text:style-name="P14"><text:change-start text:change-id="ct107202387314688"/>0<text:change-end text:change-id="ct107202387314688"/><text:change-start text:change-id="ct107202387343680"/>1<text:change-end text:change-id="ct107202387343680"/></text:p>
          </table:table-cell>
          <table:table-cell table:style-name="Table5.A3" table:number-columns-spanned="2" office:value-type="string">
            <text:p text:style-name="P14"><text:change-start text:change-id="ct107202387299328"/>CBUS <text:s text:c="7"/>Node ID<text:change-end text:change-id="ct107202387299328"/></text:p>
          </table:table-cell>
          <table:covered-table-cell/>
          <table:table-cell table:style-name="Table5.A3" table:number-columns-spanned="2" office:value-type="string">
            <text:p text:style-name="P14"><text:change-start text:change-id="ct107202387357888"/>CBUS <text:s text:c="8"/>Event ID<text:change-end text:change-id="ct107202387357888"/></text:p>
          </table:table-cell>
          <table:covered-table-cell/>
          <table:table-cell table:style-name="Table5.I3" office:value-type="string">
            <text:p text:style-name="Table_20_Contents"><text:change-start text:change-id="ct107202387330816"/>Subset of the assigned Node ID space for CBUS mapped nodes. <text:s/>Node ID is 00.00 for node short events.<text:change-end text:change-id="ct107202387330816"/><text:change-start text:change-id="ct107202387344448"/> <text:s/>This range is an OFF request.<text:change-end text:change-id="ct107202387344448"/></text:p>
          </table:table-cell>
        </table:table-row>
      </table:table>
      <text:p text:style-name="Standard"><text:change-start text:change-id="ct107202387339072"/></text:p>
      <text:h text:style-name="P1" text:outline-level="2"><text:change-end text:change-id="ct107202387339072"/><text:change text:change-id="ct107202387359616"/><text:change-start text:change-id="ct107202387368832"/>W<text:change-end text:change-id="ct107202387368832"/><text:change-start text:change-id="ct107202387358272"/>ell-Known <text:change-end text:change-id="ct107202387358272"/><text:change text:change-id="ct107202387260160"/><text:change-start text:change-id="ct107202387355200"/>A<text:change-end text:change-id="ct107202387355200"/>utomatically-<text:change text:change-id="ct107202387352896"/><text:change-start text:change-id="ct107202387297024"/>R<text:change-end text:change-id="ct107202387297024"/>outed<text:change text:change-id="ct107202387319872"/><text:change text:change-id="ct107202387292992"/></text:h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2"><text:change-start text:change-id="ct107202387262656"/>Value<text:change-end text:change-id="ct107202387262656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"><text:change-start text:change-id="ct107202387326976"/>Suffix<text:change-end text:change-id="ct107202387326976"/></text:p>
          </table:table-cell>
          <table:covered-table-cell/>
          <table:table-cell table:style-name="Table2.I1" table:number-rows-spanned="2" office:value-type="string">
            <text:p text:style-name="P2"><text:change text:change-id="ct107202387260736"/><text:change-start text:change-id="ct107202387259968"/>Description<text:change-end text:change-id="ct107202387259968"/></text:p>
          </table:table-cell>
        </table:table-row>
        <table:table-row table:style-name="Table2.1">
          <table:table-cell table:style-name="Table2.A2" office:value-type="string">
            <text:p text:style-name="P2"><text:change-start text:change-id="ct107202387266496"/>Byte 1<text:change-end text:change-id="ct107202387266496"/></text:p>
          </table:table-cell>
          <table:table-cell table:style-name="Table2.A2" office:value-type="string">
            <text:p text:style-name="P2"><text:change-start text:change-id="ct107202387259008"/>Byte 2<text:change-end text:change-id="ct107202387259008"/></text:p>
          </table:table-cell>
          <table:table-cell table:style-name="Table2.A2" office:value-type="string">
            <text:p text:style-name="P2"><text:change-start text:change-id="ct107202387349056"/>Byte 3<text:change-end text:change-id="ct107202387349056"/></text:p>
          </table:table-cell>
          <table:table-cell table:style-name="Table2.A2" office:value-type="string">
            <text:p text:style-name="P2"><text:change-start text:change-id="ct107202387346752"/>Byte 4<text:change-end text:change-id="ct107202387346752"/></text:p>
          </table:table-cell>
          <table:table-cell table:style-name="Table2.A2" office:value-type="string">
            <text:p text:style-name="P2"><text:change-start text:change-id="ct107202387335808"/>Byte 5<text:change-end text:change-id="ct107202387335808"/></text:p>
          </table:table-cell>
          <table:table-cell table:style-name="Table2.A2" office:value-type="string">
            <text:p text:style-name="P2"><text:change-start text:change-id="ct107202387306816"/>Byte 6<text:change-end text:change-id="ct107202387306816"/></text:p>
          </table:table-cell>
          <table:table-cell table:style-name="Table2.A2" office:value-type="string">
            <text:p text:style-name="P2"><text:change-start text:change-id="ct107202387373632"/>Byte 7<text:change-end text:change-id="ct107202387373632"/></text:p>
          </table:table-cell>
          <table:table-cell table:style-name="Table2.A2" office:value-type="string">
            <text:p text:style-name="P2"><text:change-start text:change-id="ct107202387335232"/>Byte 8<text:change-end text:change-id="ct107202387335232"/></text:p>
          </table:table-cell>
          <table:covered-table-cell/>
        </table:table-row>
        <table:table-row>
          <table:table-cell table:style-name="Table2.A3" table:number-rows-spanned="10" office:value-type="string">
            <text:p text:style-name="P13"><text:change-start text:change-id="ct107202387347520"/>01<text:change-end text:change-id="ct107202387347520"/></text:p>
          </table:table-cell>
          <table:table-cell table:style-name="Table2.A3" table:number-rows-spanned="10" office:value-type="string">
            <text:p text:style-name="P13"><text:change-start text:change-id="ct107202387325440"/>00<text:change-end text:change-id="ct107202387325440"/></text:p>
          </table:table-cell>
          <table:table-cell table:style-name="Table2.A3" table:number-rows-spanned="10" office:value-type="string">
            <text:p text:style-name="P13"><text:change-start text:change-id="ct107202387247680"/>00<text:change-end text:change-id="ct107202387247680"/></text:p>
          </table:table-cell>
          <table:table-cell table:style-name="Table2.A3" table:number-rows-spanned="10" office:value-type="string">
            <text:p text:style-name="P13"><text:change-start text:change-id="ct107202387263232"/>00<text:change-end text:change-id="ct107202387263232"/></text:p>
          </table:table-cell>
          <table:table-cell table:style-name="Table2.A3" table:number-rows-spanned="10" office:value-type="string">
            <text:p text:style-name="P13"><text:change-start text:change-id="ct107202387364416"/>00<text:change-end text:change-id="ct107202387364416"/></text:p>
          </table:table-cell>
          <table:table-cell table:style-name="Table2.A3" table:number-rows-spanned="10" office:value-type="string">
            <text:p text:style-name="P13"><text:change-start text:change-id="ct107202387344064"/>00<text:change-end text:change-id="ct107202387344064"/></text:p>
          </table:table-cell>
          <table:table-cell table:style-name="Table2.A3" office:value-type="string">
            <text:p text:style-name="P13"><text:change-start text:change-id="ct107202387329856"/>FF<text:change-end text:change-id="ct107202387329856"/></text:p>
          </table:table-cell>
          <table:table-cell table:style-name="Table2.A3" office:value-type="string">
            <text:p text:style-name="P13"><text:change-start text:change-id="ct107202387352320"/>FF<text:change-end text:change-id="ct107202387352320"/></text:p>
          </table:table-cell>
          <table:table-cell table:style-name="Table2.I3" office:value-type="string">
            <text:p text:style-name="Table_20_Contents"><text:change-start text:change-id="ct107202387368448"/>Emergency off (de-energize)<text:change-end text:change-id="ct107202387368448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><text:change-start text:change-id="ct107202387354816"/>FF<text:change-end text:change-id="ct107202387354816"/></text:p>
          </table:table-cell>
          <table:table-cell table:style-name="Table2.A3" office:value-type="string">
            <text:p text:style-name="P13"><text:change-start text:change-id="ct107202387363840"/>FE<text:change-end text:change-id="ct107202387363840"/></text:p>
          </table:table-cell>
          <table:table-cell table:style-name="Table2.I3" office:value-type="string">
            <text:p text:style-name="Table_20_Contents"><text:change-start text:change-id="ct107202387302784"/>Clear emergency off (energize)<text:change-end text:change-id="ct107202387302784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><text:change-start text:change-id="ct107202387331968"/>FF<text:change-end text:change-id="ct107202387331968"/></text:p>
          </table:table-cell>
          <table:table-cell table:style-name="Table2.A3" office:value-type="string">
            <text:p text:style-name="P13"><text:change-start text:change-id="ct107202387350976"/>F<text:change-end text:change-id="ct107202387350976"/><text:change-start text:change-id="ct107202387371712"/>D<text:change-end text:change-id="ct107202387371712"/></text:p>
          </table:table-cell>
          <table:table-cell table:style-name="Table2.I3" office:value-type="string">
            <text:p text:style-name="Table_20_Contents"><text:change-start text:change-id="ct107202387257856"/>Emergency stop of all operations<text:change-end text:change-id="ct107202387257856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><text:change-start text:change-id="ct107202387367680"/>FF<text:change-end text:change-id="ct107202387367680"/></text:p>
          </table:table-cell>
          <table:table-cell table:style-name="Table2.A3" office:value-type="string">
            <text:p text:style-name="P13"><text:change-start text:change-id="ct107202387336576"/>FC<text:change-end text:change-id="ct107202387336576"/></text:p>
          </table:table-cell>
          <table:table-cell table:style-name="Table2.I3" office:value-type="string">
            <text:p text:style-name="Table_20_Contents"><text:change-start text:change-id="ct107202387331584"/>Clear emer<text:change-end text:change-id="ct107202387331584"/><text:change-start text:change-id="ct107202387358656"/>gency stop of all operations<text:change-end text:change-id="ct107202387358656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><text:change-start text:change-id="ct107202387299136"/>FF<text:change-end text:change-id="ct107202387299136"/></text:p>
          </table:table-cell>
          <table:table-cell table:style-name="Table2.A3" office:value-type="string">
            <text:p text:style-name="P13"><text:change-start text:change-id="ct107202387252096"/>F8<text:change-end text:change-id="ct107202387252096"/></text:p>
          </table:table-cell>
          <table:table-cell table:style-name="Table2.I3" office:value-type="string">
            <text:p text:style-name="Table_20_Contents"><text:change-start text:change-id="ct107202387255168"/>Node recorded a new <text:change-end text:change-id="ct107202387255168"/><text:change-start text:change-id="ct107202387293760"/>log entry<text:change-end text:change-id="ct107202387293760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><text:change-start text:change-id="ct107202387353664"/>F<text:change-end text:change-id="ct107202387353664"/><text:change-start text:change-id="ct107202387331008"/>E<text:change-end text:change-id="ct107202387331008"/></text:p>
          </table:table-cell>
          <table:table-cell table:style-name="Table2.A3" office:value-type="string">
            <text:p text:style-name="P13"><text:change-start text:change-id="ct107202387304704"/>00<text:change-end text:change-id="ct107202387304704"/></text:p>
          </table:table-cell>
          <table:table-cell table:style-name="Table2.I3" office:value-type="string">
            <text:p text:style-name="Table_20_Contents"><text:change-start text:change-id="ct107202387354048"/>Ident button combination pressed<text:change-end text:change-id="ct107202387354048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><text:change-start text:change-id="ct107202387372096"/>F<text:change-end text:change-id="ct107202387372096"/><text:change-start text:change-id="ct107202387289920"/>D<text:change-end text:change-id="ct107202387289920"/></text:p>
          </table:table-cell>
          <table:table-cell table:style-name="Table2.A3" office:value-type="string">
            <text:p text:style-name="P13"><text:change-start text:change-id="ct107202387353856"/>01<text:change-end text:change-id="ct107202387353856"/></text:p>
          </table:table-cell>
          <table:table-cell table:style-name="Table2.I3" office:value-type="string">
            <text:p text:style-name="Table_20_Contents"><text:change-start text:change-id="ct107202387301632"/>Link error code 1 – the specific meaning is link wire protocol specific<text:change-end text:change-id="ct107202387301632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><text:change-start text:change-id="ct107202387356928"/>F<text:change-end text:change-id="ct107202387356928"/><text:change-start text:change-id="ct107202387359040"/>D<text:change-end text:change-id="ct107202387359040"/></text:p>
          </table:table-cell>
          <table:table-cell table:style-name="Table2.A3" office:value-type="string">
            <text:p text:style-name="P13"><text:change-start text:change-id="ct107202387356736"/>02<text:change-end text:change-id="ct107202387356736"/></text:p>
          </table:table-cell>
          <table:table-cell table:style-name="Table2.I3" office:value-type="string">
            <text:p text:style-name="Table_20_Contents"><text:change-start text:change-id="ct107202387333888"/>Link error code 2<text:change-end text:change-id="ct107202387333888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><text:change-start text:change-id="ct107202387362112"/>F<text:change-end text:change-id="ct107202387362112"/><text:change-start text:change-id="ct107202387331776"/>D<text:change-end text:change-id="ct107202387331776"/></text:p>
          </table:table-cell>
          <table:table-cell table:style-name="Table2.A3" office:value-type="string">
            <text:p text:style-name="P13"><text:change-start text:change-id="ct107202387312192"/>03<text:change-end text:change-id="ct107202387312192"/></text:p>
          </table:table-cell>
          <table:table-cell table:style-name="Table2.I3" office:value-type="string">
            <text:p text:style-name="Table_20_Contents"><text:change-start text:change-id="ct107202387291840"/>Link error cod<text:change-end text:change-id="ct107202387291840"/><text:change-start text:change-id="ct107202387333120"/>e 3<text:change-end text:change-id="ct107202387333120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13"><text:change-start text:change-id="ct107202387360576"/>F<text:change-end text:change-id="ct107202387360576"/><text:change-start text:change-id="ct107202387329664"/>D<text:change-end text:change-id="ct107202387329664"/></text:p>
          </table:table-cell>
          <table:table-cell table:style-name="Table2.A3" office:value-type="string">
            <text:p text:style-name="P13"><text:change-start text:change-id="ct107202387370752"/>04<text:change-end text:change-id="ct107202387370752"/></text:p>
          </table:table-cell>
          <table:table-cell table:style-name="Table2.I3" office:value-type="string">
            <text:p text:style-name="Table_20_Contents"><text:change-start text:change-id="ct107202387327936"/>Link error code 4<text:change-end text:change-id="ct107202387327936"/></text:p>
          </table:table-cell>
        </table:table-row>
      </table:table>
      <text:h text:style-name="P21" text:outline-level="2"><text:change-start text:change-id="ct107202387301440"/></text:h>
      <text:h text:style-name="P1" text:outline-level="2"><text:change-end text:change-id="ct107202387301440"/><text:change text:change-id="ct107202387360000"/><text:change text:change-id="ct107202387350016"/><text:change-start text:change-id="ct107202387358848"/>W<text:change-end text:change-id="ct107202387358848"/>ell-<text:change text:change-id="ct107202387371520"/><text:change-start text:change-id="ct107202387304896"/>K<text:change-end text:change-id="ct107202387304896"/>nown<text:change text:change-id="ct107202387368640"/><text:change text:change-id="ct107202387366144"/><text:change text:change-id="ct107202387364608"/><text:change-start text:change-id="ct107202387301824"/></text:h>
      <text:p text:style-name="Standard">The following events identifiers are not automatically routed.<text:change-end text:change-id="ct107202387301824"/><text:change-start text:change-id="ct107202387367296"/>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2">Suffix</text:p>
          </table:table-cell>
          <table:covered-table-cell/>
          <table:table-cell table:style-name="Table4.I1" table:number-rows-spanned="2" office:value-type="string">
            <text:p text:style-name="P2">Description</text:p>
          </table:table-cell>
        </table:table-row>
        <table:table-row table:style-name="Table4.1">
          <table:table-cell table:style-name="Table4.A2" office:value-type="string">
            <text:p text:style-name="P2">Byte 1</text:p>
          </table:table-cell>
          <table:table-cell table:style-name="Table4.A2" office:value-type="string">
            <text:p text:style-name="P2">Byte 2</text:p>
          </table:table-cell>
          <table:table-cell table:style-name="Table4.A2" office:value-type="string">
            <text:p text:style-name="P2">Byte 3</text:p>
          </table:table-cell>
          <table:table-cell table:style-name="Table4.A2" office:value-type="string">
            <text:p text:style-name="P2">Byte 4</text:p>
          </table:table-cell>
          <table:table-cell table:style-name="Table4.A2" office:value-type="string">
            <text:p text:style-name="P2">Byte 5</text:p>
          </table:table-cell>
          <table:table-cell table:style-name="Table4.A2" office:value-type="string">
            <text:p text:style-name="P2">Byte 6</text:p>
          </table:table-cell>
          <table:table-cell table:style-name="Table4.A2" office:value-type="string">
            <text:p text:style-name="P2">Byte 7</text:p>
          </table:table-cell>
          <table:table-cell table:style-name="Table4.A2" office:value-type="string">
            <text:p text:style-name="P2">Byte 8</text:p>
          </table:table-cell>
          <table:covered-table-cell/>
        </table:table-row>
        <table:table-row>
          <table:table-cell table:style-name="Table4.A3" table:number-rows-spanned="6" office:value-type="string">
            <text:p text:style-name="P13">01</text:p>
          </table:table-cell>
          <table:table-cell table:style-name="Table4.A3" table:number-rows-spanned="6" office:value-type="string">
            <text:p text:style-name="P13">01</text:p>
          </table:table-cell>
          <table:table-cell table:style-name="Table4.A3" table:number-rows-spanned="6" office:value-type="string">
            <text:p text:style-name="P13">00</text:p>
          </table:table-cell>
          <table:table-cell table:style-name="Table4.A3" table:number-rows-spanned="6" office:value-type="string">
            <text:p text:style-name="P13">00</text:p>
          </table:table-cell>
          <table:table-cell table:style-name="Table4.A3" table:number-rows-spanned="6" office:value-type="string">
            <text:p text:style-name="P13">00</text:p>
          </table:table-cell>
          <table:table-cell table:style-name="Table4.A3" table:number-rows-spanned="6" office:value-type="string">
            <text:p text:style-name="P13">00</text:p>
          </table:table-cell>
          <table:table-cell table:style-name="Table4.A3" office:value-type="string">
            <text:p text:style-name="P13">02</text:p>
          </table:table-cell>
          <table:table-cell table:style-name="Table4.A3" office:value-type="string">
            <text:p text:style-name="P13">01</text:p>
          </table:table-cell>
          <table:table-cell table:style-name="Table4.I3" office:value-type="string">
            <text:p text:style-name="Table_20_Contents">Duplicate Node ID d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3" office:value-type="string">
            <text:p text:style-name="P13">03</text:p>
          </table:table-cell>
          <table:table-cell table:style-name="Table4.A3" office:value-type="string">
            <text:p text:style-name="P13">**</text:p>
          </table:table-cell>
          <table:table-cell table:style-name="Table4.I3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3" office:value-type="string">
            <text:p text:style-name="P13">03</text:p>
          </table:table-cell>
          <table:table-cell table:style-name="Table4.A3" office:value-type="string">
            <text:p text:style-name="P13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3" office:value-type="string">
            <text:p text:style-name="P13">03</text:p>
          </table:table-cell>
          <table:table-cell table:style-name="Table4.A3" office:value-type="string">
            <text:p text:style-name="P13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3" office:value-type="string">
            <text:p text:style-name="P13">03</text:p>
          </table:table-cell>
          <table:table-cell table:style-name="Table4.A3" office:value-type="string">
            <text:p text:style-name="P13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3" office:value-type="string">
            <text:p text:style-name="P13">03</text:p>
          </table:table-cell>
          <table:table-cell table:style-name="Table4.A3" office:value-type="string">
            <text:p text:style-name="P13">04</text:p>
          </table:table-cell>
          <table:table-cell table:style-name="Table4.I3" office:value-type="string">
            <text:p text:style-name="Table_20_Contents">This node is a Traction Proxy</text:p>
          </table:table-cell>
        </table:table-row>
      </table:table>
      <text:p text:style-name="P3"><text:change-end text:change-id="ct107202387367296"/><text:change text:change-id="ct107202387370368"/><text:change text:change-id="ct107202387297792"/><text:change text:change-id="ct10720238730643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<text:s/>1 Introduction (Informative)<text:tab/>1</text:p>
          <text:p text:style-name="P17"><text:s/>2 References and Context (Informative)<text:tab/>1</text:p>
          <text:p text:style-name="P17"><text:s/>3 Format<text:tab/>1</text:p>
          <text:p text:style-name="P17"><text:s/>4 Allocation<text:tab/>2</text:p>
          <text:p text:style-name="P16"><text:s/>4.1 Node ID Based<text:tab/>2</text:p>
          <text:p text:style-name="P16"><text:s/>4.2 Well-Known, Automatically-Routed<text:tab/>3</text:p>
          <text:p text:style-name="P16"><text:s/>4.3 Well-Known, Not Automatically-Routed:<text:tab/>4</text:p>
        </text:index-body>
      </text:table-of-conten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58in" fo:margin-left="0.1833in" fo:margin-right="-0.0792in" table:align="margins" style:writing-mode="lr-tb"/>
    </style:style>
    <style:style style:name="Table1.A" style:family="table-column">
      <style:table-column-properties style:column-width="3.3111in" style:rel-column-width="33927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566in" style:rel-column-width="16045*"/>
    </style:style>
    <style:style style:name="Table1.D" style:family="table-column">
      <style:table-column-properties style:column-width="1.2708in" style:rel-column-width="1302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06652631550912" text:id="ct106652631550912">
            <text:deletion>
              <office:change-info>
                <dc:creator>Stuart Baker</dc:creator>
                <dc:date>2015-02-07T04:11:00</dc:date>
              </office:change-info>
              <text:p text:style-name="MP1">-CAN </text:p>
            </text:deletion>
          </text:changed-region>
          <text:changed-region xml:id="ct106652633532288" text:id="ct106652633532288">
            <text:deletion>
              <office:change-info>
                <dc:creator>Stuart Baker</dc:creator>
                <dc:date>2015-02-06T23:31:00</dc:date>
              </office:change-info>
              <text:p text:style-name="MP1">raesent GravidaP</text:p>
            </text:deletion>
          </text:changed-region>
          <text:changed-region xml:id="ct106652631518464" text:id="ct106652631518464">
            <text:insertion>
              <office:change-info>
                <dc:creator>Stuart Baker</dc:creator>
                <dc:date>2015-02-07T04:11:00</dc:date>
              </office:change-info>
            </text:insertion>
          </text:changed-region>
          <text:changed-region xml:id="ct106652631517504" text:id="ct106652631517504">
            <text:insertion>
              <office:change-info>
                <dc:creator>Stuart Baker</dc:creator>
                <dc:date>2015-02-06T23:31:00</dc:date>
              </office:change-info>
            </text:insertion>
          </text:changed-region>
          <text:changed-region xml:id="ct106652631508672" text:id="ct106652631508672">
            <text:deletion>
              <office:change-info>
                <dc:creator>Stuart Baker</dc:creator>
                <dc:date>2015-02-07T04:11:00</dc:date>
              </office:change-info>
              <text:p text:style-name="MP1"><text:s/></text:p>
            </text:deletion>
          </text:changed-region>
          <text:changed-region xml:id="ct106652631536512" text:id="ct106652631536512">
            <text:insertion>
              <office:change-info>
                <dc:creator>Stuart Baker</dc:creator>
                <dc:date>2015-02-07T04:11:00</dc:date>
              </office:change-info>
            </text:insertion>
          </text:changed-region>
          <text:changed-region xml:id="ct106652631511552" text:id="ct106652631511552">
            <text:deletion>
              <office:change-info>
                <dc:creator>Stuart Baker</dc:creator>
                <dc:date>2015-02-06T23:31:00</dc:date>
              </office:change-info>
              <text:p text:style-name="MP1"><text:s/>or Technical Note</text:p>
            </text:deletion>
          </text:changed-region>
        </text:tracked-changes>
        <text:p text:style-name="MP1"><draw:custom-shape text:anchor-type="char" draw:z-index="4" draw:name="PowerPlusWaterMarkObject3" draw:style-name="Mgr1" draw:text-style-name="MP3" svg:width="6.5461in" svg:height="2.6185in" draw:transform="skewX (-6.73624118882306E-017) rotate (0.7853981633973) translate (1.47222222222222in 4.63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106652631550912"/><text:change text:change-id="ct106652633532288"/><text:change-start text:change-id="ct106652631518464"/> <text:change-end text:change-id="ct106652631518464"/><text:change-start text:change-id="ct106652631517504"/>Event I<text:change-end text:change-id="ct106652631517504"/><text:change text:change-id="ct106652631508672"/><text:change-start text:change-id="ct106652631536512"/>dentifiers <text:change-end text:change-id="ct106652631536512"/>Standard<text:change text:change-id="ct106652631511552"/></text:p>
      </style:header>
      <style:footer>
        <text:tracked-changes>
          <text:changed-region xml:id="ct106652631485632" text:id="ct106652631485632">
            <text:deletion>
              <office:change-info>
                <dc:creator>Stuart Baker</dc:creator>
                <dc:date>2015-02-06T22:47:00</dc:date>
              </office:change-info>
              <text:p text:style-name="MP4"><text:span text:style-name="MT2">Copyright 2010, by J. Day, D. Harris, B. Jacobsen, and A. Shepherd</text:span></text:p>
            </text:deletion>
          </text:changed-region>
          <text:changed-region xml:id="ct106652631491392" text:id="ct106652631491392">
            <text:insertion>
              <office:change-info>
                <dc:creator>Stuart Baker</dc:creator>
                <dc:date>2015-02-06T22:47:00</dc:date>
              </office:change-info>
            </text:insertion>
          </text:changed-region>
        </text:tracked-changes>
        <text:p text:style-name="MP4"><text:change text:change-id="ct106652631485632"/><text:change-start text:change-id="ct106652631491392"/><text:span text:style-name="Page_20_Number"><text:span text:style-name="MT3">Copyright 2010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106652631491392"/><text:span text:style-name="MT3"><text:tab/>Page </text:span><text:span text:style-name="Page_20_Number"><text:span text:style-name="MT3"><text:page-number text:select-page="current">4</text:page-number></text:span></text:span><text:span text:style-name="Page_20_Number"><text:span text:style-name="MT3"> of </text:span></text:span><text:span text:style-name="Page_20_Number"><text:span text:style-name="MT3"><text:page-count style:num-format="1">5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5-02-07T20:39:19.99">2/7/2015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06652631558016" text:id="ct106652631558016">
            <text:deletion>
              <office:change-info>
                <dc:creator>Stuart Baker</dc:creator>
                <dc:date>2015-02-07T02:51:00</dc:date>
              </office:change-info>
              <text:p text:style-name="MP7">OpenLCB </text:p>
            </text:deletion>
          </text:changed-region>
          <text:changed-region xml:id="ct105553119871872" text:id="ct105553119871872">
            <text:insertion>
              <office:change-info>
                <dc:creator>Jim Kueneman</dc:creator>
                <dc:date>2015-02-07T20:38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6652631558016"/>Event Identifiers<text:change-start text:change-id="ct105553119871872"/>f<text:change-end text:change-id="ct10555311987187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2-07T20:39:21">Feb 7, 2015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MP8"/>
      </style:header>
      <style:footer>
        <text:tracked-changes>
          <text:changed-region xml:id="ct106652631545536" text:id="ct106652631545536">
            <text:deletion>
              <office:change-info>
                <dc:creator>Jim Kueneman</dc:creator>
                <dc:date>2015-02-07T20:36:00</dc:date>
              </office:change-info>
              <text:p text:style-name="MP9"><text:span text:style-name="Page_20_Number"><text:span text:style-name="MT3">2011</text:span></text:span></text:p>
            </text:deletion>
          </text:changed-region>
          <text:changed-region xml:id="ct106652631489664" text:id="ct106652631489664">
            <text:insertion>
              <office:change-info>
                <dc:creator>Jim Kueneman</dc:creator>
                <dc:date>2015-02-07T20:36:00</dc:date>
              </office:change-info>
            </text:insertion>
          </text:changed-region>
          <text:changed-region xml:id="ct106652631560896" text:id="ct106652631560896">
            <text:deletion>
              <office:change-info>
                <dc:creator>Bob Jacobsen</dc:creator>
                <dc:date>2013-02-06T22:35:00</dc:date>
              </office:change-info>
              <text:p text:style-name="MP9"><text:span text:style-name="Page_20_Number"><text:span text:style-name="MT6"><text:date style:data-style-name="N116" text:date-value="2015-02-07T20:39:21">2/7/2015</text:date></text:span></text:span></text:p>
            </text:deletion>
          </text:changed-region>
          <text:changed-region xml:id="ct106652631472192" text:id="ct106652631472192">
            <text:insertion>
              <office:change-info>
                <dc:creator>Bob Jacobsen</dc:creator>
                <dc:date>2013-02-06T22:35:00</dc:date>
              </office:change-info>
            </text:insertion>
          </text:changed-region>
        </text:tracked-changes>
        <text:p text:style-name="MP9"><text:span text:style-name="Page_20_Number"><text:span text:style-name="MT3">Copyright </text:span></text:span><text:change text:change-id="ct106652631545536"/><text:change-start text:change-id="ct106652631489664"/><text:span text:style-name="Page_20_Number"><text:span text:style-name="MT4">2011-215</text:span></text:span><text:change-end text:change-id="ct106652631489664"/><text:span text:style-name="Page_20_Number"><text:span text:style-name="MT3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5"><text:tab/></text:span><text:span text:style-name="MT6">Page </text:span><text:span text:style-name="Page_20_Number"><text:span text:style-name="MT6"><text:page-number text:select-page="current">5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change text:change-id="ct106652631560896"/><text:change-start text:change-id="ct106652631472192"/><text:span text:style-name="Page_20_Number"><text:span text:style-name="MT3"><text:date style:data-style-name="N75" text:date-value="2015-02-07T20:39:21">Feb 7, 2015</text:date></text:span></text:span><text:change-end text:change-id="ct106652631472192"/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penLCB Event Identifiers Standard</dc:title>
    <meta:initial-creator>Alex Shepherd</meta:initial-creator>
    <meta:creation-date>2009-01-22T07:11:27</meta:creation-date>
    <meta:editing-cycles>95</meta:editing-cycles>
    <meta:editing-duration>PT18H54M19S</meta:editing-duration>
    <meta:generator>OpenOffice/4.1.1$Unix OpenOffice.org_project/411m6$Build-9775</meta:generator>
    <dc:date>2015-02-07T20:39:20</dc:date>
    <dc:creator>Jim Kueneman</dc:creator>
    <meta:keyword>OpenLCB Event Identifiers</meta:keyword>
    <meta:document-statistic meta:table-count="4" meta:image-count="1" meta:object-count="0" meta:page-count="5" meta:paragraph-count="169" meta:word-count="613" meta:character-count="3493"/>
    <meta:user-defined meta:name="Info 1"/>
    <meta:user-defined meta:name="Info 2"/>
    <meta:user-defined meta:name="Info 3"/>
    <meta:user-defined meta:name="Info 4"/>
  </office:meta>
</office:document-meta>
</file>